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1.654cm" svg:y="3.04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653cm" svg:y="3.04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3.677cm" svg:y="3.048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layer="layout" svg:width="1.4cm" svg:height="1.171cm" svg:x="0.754cm" svg:y="2.97cm">
          <draw:text-box>
            <text:p>i<text:span text:style-name="T1">1</text:span></text:p>
          </draw:text-box>
        </draw:frame>
        <draw:custom-shape draw:style-name="gr1" draw:text-style-name="P1" draw:layer="layout" svg:width="1.016cm" svg:height="1.016cm" svg:x="6.115cm" svg:y="0.25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016cm" svg:height="1.016cm" svg:x="7.146cm" svg:y="0.25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8.153cm" svg:y="0.254cm">
          <text:p text:style-name="P1">1</text:p>
          <draw:enhanced-geometry svg:viewBox="0 0 21600 21600" draw:type="rectangle" draw:enhanced-path="M 0 0 L 21600 0 21600 21600 0 21600 0 0 Z N"/>
        </draw:custom-shape>
        <draw:frame draw:style-name="gr2" draw:layer="layout" svg:width="1.4cm" svg:height="0.962cm" svg:x="5.254cm" svg:y="0.256cm">
          <draw:text-box>
            <text:p>b</text:p>
          </draw:text-box>
        </draw:frame>
        <draw:custom-shape draw:style-name="gr1" draw:text-style-name="P1" draw:layer="layout" svg:width="1.016cm" svg:height="1.016cm" svg:x="1.655cm" svg:y="5.03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654cm" svg:y="5.03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3.677cm" svg:y="5.029cm">
          <text:p text:style-name="P1">1</text:p>
          <draw:enhanced-geometry svg:viewBox="0 0 21600 21600" draw:type="rectangle" draw:enhanced-path="M 0 0 L 21600 0 21600 21600 0 21600 0 0 Z N"/>
        </draw:custom-shape>
        <draw:frame draw:style-name="gr2" draw:layer="layout" svg:width="1.4cm" svg:height="1.171cm" svg:x="0.755cm" svg:y="4.956cm">
          <draw:text-box>
            <text:p>i<text:span text:style-name="T1">2</text:span></text:p>
          </draw:text-box>
        </draw:frame>
        <draw:connector draw:style-name="gr3" draw:text-style-name="P1" draw:layer="layout" svg:x1="7.654cm" svg:y1="1.27cm" svg:x2="7.654cm" svg:y2="2.355cm" draw:start-shape="id1" draw:start-glue-point="2" draw:end-shape="id2" draw:end-glue-point="0" svg:d="m7654 1270v1085" svg:viewBox="0 0 1 1086">
          <text:p/>
        </draw:connector>
        <draw:custom-shape draw:style-name="gr1" draw:text-style-name="P1" draw:layer="layout" svg:width="1.016cm" svg:height="1.016cm" svg:x="1.656cm" svg:y="7.03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655cm" svg:y="7.03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3.678cm" svg:y="7.03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layer="layout" svg:width="1.4cm" svg:height="1.171cm" svg:x="0.756cm" svg:y="6.957cm">
          <draw:text-box>
            <text:p>i<text:span text:style-name="T1">3</text:span></text:p>
          </draw:text-box>
        </draw:frame>
        <draw:frame draw:style-name="gr2" draw:layer="layout" svg:width="3.846cm" svg:height="0.962cm" svg:x="5.054cm" svg:y="3.074cm">
          <draw:text-box>
            <text:p>d(x, i<text:span text:style-name="T2">1</text:span>) = 2</text:p>
          </draw:text-box>
        </draw:frame>
        <draw:custom-shape draw:style-name="gr1" draw:text-style-name="P1" draw:layer="layout" svg:width="4.202cm" svg:height="1.016cm" svg:x="9.952cm" svg:y="3.046cm">
          <text:p text:style-name="P1">“dog“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02cm" svg:height="1.016cm" svg:x="9.951cm" svg:y="5.045cm">
          <text:p text:style-name="P1">“cat“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02cm" svg:height="1.016cm" svg:x="9.95cm" svg:y="6.944cm">
          <text:p text:style-name="P1">“beetle“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202cm" svg:height="1.016cm" svg:x="5.553cm" svg:y="10.125cm">
          <text:p text:style-name="P1">“cat“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14cm" svg:height="6.2cm" svg:x="0.654cm" svg:y="2.35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4cm" svg:height="1.171cm" svg:x="8.854cm" svg:y="2.97cm">
          <draw:text-box>
            <text:p>o<text:span text:style-name="T1">1</text:span></text:p>
          </draw:text-box>
        </draw:frame>
        <draw:frame draw:style-name="gr2" draw:layer="layout" svg:width="1.4cm" svg:height="1.171cm" svg:x="8.855cm" svg:y="4.956cm">
          <draw:text-box>
            <text:p>o<text:span text:style-name="T1">2</text:span></text:p>
          </draw:text-box>
        </draw:frame>
        <draw:frame draw:style-name="gr2" draw:layer="layout" svg:width="1.4cm" svg:height="1.171cm" svg:x="8.856cm" svg:y="6.957cm">
          <draw:text-box>
            <text:p>o<text:span text:style-name="T1">3</text:span></text:p>
          </draw:text-box>
        </draw:frame>
        <draw:connector draw:style-name="gr3" draw:text-style-name="P1" draw:layer="layout" svg:x1="7.654cm" svg:y1="8.555cm" svg:x2="7.654cm" svg:y2="10.125cm" draw:start-shape="id2" draw:start-glue-point="2" draw:end-shape="id3" draw:end-glue-point="0" svg:d="m7654 8555v1570" svg:viewBox="0 0 1 1571">
          <text:p/>
        </draw:connector>
        <draw:frame draw:style-name="gr5" draw:layer="layout" svg:width="3.384cm" svg:height="0.962cm" svg:x="5.054cm" svg:y="5.074cm">
          <draw:text-box>
            <text:p>d(x, i<text:span text:style-name="T2">2</text:span>) = 1</text:p>
          </draw:text-box>
        </draw:frame>
        <draw:frame draw:style-name="gr2" draw:layer="layout" svg:width="3.846cm" svg:height="0.962cm" svg:x="5.054cm" svg:y="7.074cm">
          <draw:text-box>
            <text:p>d(x, i<text:span text:style-name="T2">3</text:span>) = 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lio </meta:initial-creator>
    <meta:creation-date>2013-11-15T09:18:26</meta:creation-date>
    <dc:date>2013-11-15T13:37:35</dc:date>
    <dc:creator>helio </dc:creator>
    <meta:editing-duration>PT35S</meta:editing-duration>
    <meta:editing-cycles>4</meta:editing-cycles>
    <meta:generator>LibreOffice/3.5$Linux_x86 LibreOffice_project/350m1$Build-2</meta:generator>
    <meta:document-statistic meta:object-count="29"/>
  </office:meta>
</office:document-meta>
</file>